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3699c" officeooo:paragraph-rsid="0003699c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4f748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73070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73070" officeooo:paragraph-rsid="00073070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3699c" officeooo:paragraph-rsid="0003699c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73070" officeooo:paragraph-rsid="00073070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06f015" officeooo:paragraph-rsid="0006f015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ru" fo:country="RU" officeooo:rsid="0006d5ea" officeooo:paragraph-rsid="0006d5ea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ru" fo:country="RU" officeooo:rsid="0006f015" officeooo:paragraph-rsid="0006f015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ru" fo:country="RU" officeooo:rsid="000799a5" officeooo:paragraph-rsid="000799a5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ru" fo:country="RU" officeooo:rsid="0009430a" officeooo:paragraph-rsid="0009430a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ru" fo:country="RU" officeooo:rsid="0009c0d4" officeooo:paragraph-rsid="0009c0d4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ru" fo:country="RU" officeooo:rsid="000b2ff1" officeooo:paragraph-rsid="000b2ff1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0b2ff1" officeooo:paragraph-rsid="000b2ff1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ru" fo:country="RU" officeooo:rsid="000c3574" officeooo:paragraph-rsid="000c3574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ru" fo:country="RU" officeooo:rsid="00108658" officeooo:paragraph-rsid="00108658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108658" officeooo:paragraph-rsid="00121b3d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ru" fo:country="RU" officeooo:rsid="00121b3d" officeooo:paragraph-rsid="00121b3d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ru" fo:country="RU" officeooo:rsid="00140134" officeooo:paragraph-rsid="00140134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ru" fo:country="RU" officeooo:rsid="0015aa04" officeooo:paragraph-rsid="0015aa04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ru" fo:country="RU" officeooo:rsid="00176f89" officeooo:paragraph-rsid="00176f89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ru" fo:country="RU" officeooo:rsid="00191f27" officeooo:paragraph-rsid="00191f27"/>
    </style:style>
    <style:style style:name="P23" style:family="paragraph" style:parent-style-name="Standard" style:list-style-name="L1">
      <style:paragraph-properties fo:text-align="justify" style:justify-single-word="false"/>
      <style:text-properties fo:language="ru" fo:country="RU" officeooo:rsid="001ad4e0" officeooo:paragraph-rsid="001ad4e0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en" fo:country="US" officeooo:rsid="0006f590" officeooo:paragraph-rsid="0006f590"/>
    </style:style>
    <style:style style:name="P25" style:family="paragraph" style:parent-style-name="Standard" style:list-style-name="L1">
      <style:paragraph-properties fo:text-align="justify" style:justify-single-word="false"/>
      <style:text-properties fo:language="en" fo:country="US" officeooo:rsid="000c3574" officeooo:paragraph-rsid="000c3574"/>
    </style:style>
    <style:style style:name="P26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9c0d4" officeooo:paragraph-rsid="0009c0d4"/>
    </style:style>
    <style:style style:name="P27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b2ff1" officeooo:paragraph-rsid="000b2ff1"/>
    </style:style>
    <style:style style:name="P28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officeooo:paragraph-rsid="0009c0d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76be"/>
    </style:style>
    <style:style style:name="T3" style:family="text">
      <style:text-properties fo:language="en" fo:country="US" officeooo:rsid="0009c0d4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9c0d4"/>
    </style:style>
    <style:style style:name="T6" style:family="text">
      <style:text-properties officeooo:rsid="000799a5"/>
    </style:style>
    <style:style style:name="T7" style:family="text">
      <style:text-properties officeooo:rsid="0009430a"/>
    </style:style>
    <style:style style:name="T8" style:family="text">
      <style:text-properties officeooo:rsid="000f36f2"/>
    </style:style>
    <style:style style:name="T9" style:family="text">
      <style:text-properties officeooo:rsid="0013a426"/>
    </style:style>
    <style:style style:name="T10" style:family="text">
      <style:text-properties officeooo:rsid="00191f27"/>
    </style:style>
    <style:style style:name="T11" style:family="text">
      <style:text-properties officeooo:rsid="001ad4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Задачи:</text:p>
      <text:p text:style-name="P6">[ ] <text:span text:style-name="T4">Статья на ХабраХабр про самотестируещиеся </text:span>PageObject-<text:span text:style-name="T4">классы</text:span></text:p>
      <text:p text:style-name="P3"/>
      <text:p text:style-name="P3"/>
      <text:p text:style-name="P3">Доклад</text:p>
      <text:p text:style-name="P3"/>
      <text:p text:style-name="P3"><text:s/></text:p>
      <text:p text:style-name="P2"/>
      <text:p text:style-name="P2">Вначале:</text:p>
      <text:list xml:id="list4709635407122920912" text:style-name="L1">
        <text:list-item>
          <text:p text:style-name="P8">Борьба с рутиной при создании <text:span text:style-name="T1">PageObject-</text:span>классов</text:p>
        </text:list-item>
        <text:list-item>
          <text:p text:style-name="P8">Компоненты <text:span text:style-name="T1">PageObject</text:span></text:p>
          <text:list>
            <text:list-item>
              <text:p text:style-name="P8">Методы/Действия (весело)</text:p>
              <text:list>
                <text:list-item>
                  <text:p text:style-name="P8">Действия предметной области</text:p>
                </text:list-item>
                <text:list-item>
                  <text:p text:style-name="P8">Использование других <text:span text:style-name="T1">PageObjects</text:span></text:p>
                </text:list-item>
              </text:list>
            </text:list-item>
            <text:list-item>
              <text:p text:style-name="P8">Элементы <text:span text:style-name="T1">(с</text:span>кучно<text:span text:style-name="T1">)</text:span></text:p>
              <text:list>
                <text:list-item>
                  <text:p text:style-name="P9">Рутина записи элемента <text:span text:style-name="T6">(показать, видео)</text:span></text:p>
                </text:list-item>
                <text:list-item>
                  <text:p text:style-name="P9">Переключение контекста</text:p>
                </text:list-item>
                <text:list-item>
                  <text:p text:style-name="P9">Подбор и редактирование локатора</text:p>
                </text:list-item>
              </text:list>
            </text:list-item>
            <text:list-item>
              <text:p text:style-name="P9">Демонстрация работы <text:span text:style-name="T1">Page Recorder </text:span>для подбора элементов</text:p>
              <text:list>
                <text:list-item>
                  <text:p text:style-name="P24">WebElement Explorer</text:p>
                </text:list-item>
                <text:list-item>
                  <text:p text:style-name="P10">Редактирование локаторов</text:p>
                  <text:list>
                    <text:list-item>
                      <text:p text:style-name="P10">Из <text:span text:style-name="T1">Xpath </text:span>в <text:span text:style-name="T1">CSS / Name / HtmlID</text:span></text:p>
                    </text:list-item>
                    <text:list-item>
                      <text:p text:style-name="P10">Подсветка <text:span text:style-name="T7">элемента на странице</text:span></text:p>
                    </text:list-item>
                    <text:list-item>
                      <text:p text:style-name="P10">Поиск в <text:span text:style-name="T1">DOM</text:span></text:p>
                    </text:list-item>
                  </text:list>
                </text:list-item>
                <text:list-item>
                  <text:p text:style-name="P10">Базовая демонстрация генерации кода</text:p>
                </text:list-item>
              </text:list>
            </text:list-item>
          </text:list>
        </text:list-item>
        <text:list-item>
          <text:p text:style-name="P11">Самотестируемые <text:span text:style-name="T1">PageObject-</text:span>классы <text:span text:style-name="T11">(видео?)</text:span></text:p>
          <text:list>
            <text:list-item>
              <text:p text:style-name="P12">Подход:</text:p>
            </text:list-item>
          </text:list>
        </text:list-item>
      </text:list>
      <text:list xml:id="list3528373844277743781" text:style-name="L3">
        <text:list-item>
          <text:p text:style-name="P28"><text:span text:style-name="T5">Записать </text:span><text:span text:style-name="T3">PageObject</text:span></text:p>
        </text:list-item>
        <text:list-item>
          <text:p text:style-name="P26">Автоматически сгенерировать метод проверки</text:p>
        </text:list-item>
        <text:list-item>
          <text:p text:style-name="P27">Добавить тест</text:p>
        </text:list-item>
      </text:list>
      <text:list xml:id="list163215087156431" text:continue-list="list4709635407122920912" text:style-name="L1">
        <text:list-item>
          <text:list>
            <text:list-item>
              <text:p text:style-name="P16">Выгоды использования самотестируемых <text:span text:style-name="T1">PageObject-</text:span>классов</text:p>
              <text:list>
                <text:list-item>
                  <text:p text:style-name="P16">Это – лёгкие <text:span text:style-name="T1">smoke-</text:span>тесты для вашего приложения</text:p>
                  <text:list>
                    <text:list-item>
                      <text:p text:style-name="P16">Для разных браузеров</text:p>
                    </text:list-item>
                    <text:list-item>
                      <text:p text:style-name="P16">Для отлова <text:span text:style-name="T1">JavaScript </text:span>и Серверных ошибок</text:p>
                    </text:list-item>
                  </text:list>
                </text:list-item>
                <text:list-item>
                  <text:p text:style-name="P18">Это – быстрый тест того, что декларации <text:span text:style-name="T1">PageObject </text:span>соответствуют страницам приложения</text:p>
                  <text:list>
                    <text:list-item>
                      <text:p text:style-name="P18">Помогают быстро выявить и исправить неверные локаторы <text:span text:style-name="T9">до прогона «тяжёлых» тестов</text:span></text:p>
                    </text:list-item>
                  </text:list>
                </text:list-item>
                <text:list-item>
                  <text:p text:style-name="P19">Это – чёткий и простой путь:</text:p>
                  <text:list>
                    <text:list-item>
                      <text:p text:style-name="P19">Не знаешь чем заняться? – Определяй новые <text:span text:style-name="T1">PageObject'</text:span>ы и добавляй для них тесты</text:p>
                    </text:list-item>
                  </text:list>
                </text:list-item>
              </text:list>
            </text:list-item>
            <text:list-item>
              <text:p text:style-name="P20">Что необходимо для создания самотестируемого <text:span text:style-name="T1">PageObject-</text:span>класса?</text:p>
              <text:list>
                <text:list-item>
                  <text:p text:style-name="P21">Методы <text:span text:style-name="T1">Page.Invoke</text:span><text:span text:style-name="T10">()</text:span><text:span text:style-name="T1"> </text:span>и <text:s/><text:span text:style-name="T1">Page.Exists</text:span><text:span text:style-name="T10">()</text:span></text:p>
                </text:list-item>
                <text:list-item>
                  <text:p text:style-name="P23">Метод <text:span text:style-name="T1">VerifyExpectedControls()</text:span></text:p>
                </text:list-item>
                <text:list-item>
                  <text:p text:style-name="P22">Универсальный метод проверки</text:p>
                </text:list-item>
                <text:list-item>
                  <text:p text:style-name="P23"><text:soft-page-break/>Тест на каждый <text:span text:style-name="T1">PageObject</text:span></text:p>
                </text:list-item>
              </text:list>
            </text:list-item>
          </text:list>
        </text:list-item>
      </text:list>
      <text:p text:style-name="P17"/>
      <text:list xml:id="list163215093171737" text:continue-numbering="true" text:style-name="L1">
        <text:list-item>
          <text:list>
            <text:list-item>
              <text:p text:style-name="P13">Автоматическая генерация кода проверки (правка шаблона авто генератора)</text:p>
              <text:list>
                <text:list-item>
                  <text:p text:style-name="P15">Формат <text:span text:style-name="T1">cshtml</text:span></text:p>
                </text:list-item>
                <text:list-item>
                  <text:p text:style-name="P15">Собственный внешний генератор</text:p>
                  <text:list>
                    <text:list-item>
                      <text:p text:style-name="P25"><text:span text:style-name="T8">JSON</text:span> file</text:p>
                    </text:list-item>
                    <text:list-item>
                      <text:p text:style-name="P15">Пример на <text:span text:style-name="T2">per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span text:style-name="T2"/></text:p>
        </text:list-item>
      </text:list>
      <text:p text:style-name="P14"/>
      <text:p text:style-name="P7"/>
      <text:p text:style-name="P2"/>
      <text:p text:style-name="P2"/>
      <text:p text:style-name="P2"><text:tab/></text:p>
      <text:p text:style-name="P2"><text:tab/></text:p>
      <text:p text:style-name="P5"/>
      <text:p text:style-name="P5"/>
      <text:p text:style-name="P5"/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03:39:27.471000000</meta:creation-date>
    <dc:date>2014-01-05T16:32:15.015000000</dc:date>
    <meta:editing-duration>PT44M28S</meta:editing-duration>
    <meta:editing-cycles>24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47" meta:word-count="216" meta:character-count="1473" meta:non-whitespace-character-count="1332"/>
  </office:meta>
</office:document-meta>
</file>